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Frame_20_contents">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paragraph-properties fo:text-align="justify" style:justify-single-word="false"/>
      <style:text-properties style:font-name="Times New Roman"/>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Heading">
      <style:paragraph-properties fo:text-align="center" style:justify-single-word="false"/>
    </style:style>
    <style:style style:name="P14" style:family="paragraph" style:parent-style-name="code-imformatique">
      <style:paragraph-properties fo:margin-left="0cm" fo:margin-right="0.101cm" fo:text-indent="0cm" style:auto-text-indent="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cm" fo:margin-right="0cm" fo:text-indent="0cm" style:auto-text-indent="false"/>
    </style:style>
    <style:style style:name="P18" style:family="paragraph" style:parent-style-name="Text_20_body" style:list-style-name="L1"/>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paragraph-properties fo:margin-left="0cm" fo:margin-right="0cm" fo:text-indent="0cm" style:auto-text-indent="false"/>
    </style:style>
    <style:style style:name="P29"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30" style:family="paragraph" style:parent-style-name="Heading_20_1">
      <style:paragraph-properties fo:break-before="page"/>
    </style:style>
    <style:style style:name="P31" style:family="paragraph">
      <style:paragraph-properties fo:text-align="center"/>
    </style:style>
    <style:style style:name="T1" style:family="text">
      <style:text-properties style:font-name="Times New Roman1" fo:font-weight="normal" style:font-weight-asian="normal" style:font-weight-complex="normal"/>
    </style:style>
    <style:style style:name="T2" style:family="text">
      <style:text-properties style:font-name="Times New Roman1" style:font-weight-complex="normal"/>
    </style:style>
    <style:style style:name="T3" style:family="text">
      <style:text-properties style:font-name="Times New Roman1" style:font-name-asian="Times New Roman1" style:font-name-complex="Times New Roman1"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style:font-name-asian="WenQuanYi Zen Hei" style:font-name-complex="Lohit Hindi"/>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weight-complex="normal"/>
    </style:style>
    <style:style style:name="T10" style:family="text">
      <style:text-properties style:font-name-asian="Times New Roman1" style:font-name-complex="Times New Roman1"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1"/>
    </style:style>
    <style:style style:name="T15" style:family="text">
      <style:text-properties style:font-name="Times New Roman1" style:font-name-asian="Times New Roman1" style:font-name-complex="Times New Roman1"/>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nBarter</text:p>
      <text:p text:style-name="P7"/>
      <text:p text:style-name="P9">openBarter implements a barter market place organized as a <text:span text:style-name="T13">central limit order book</text:span><text:span text:style-name="T11"> allowing exchange between two or more partners in a single transaction</text:span>. It is a matching engine accepting exchange orders of owners, and providing movements changing ownership of values according to orders and market rules. It is an extension of postgreSQL.</text:p>
      <text:p text:style-name="P9"><draw:frame draw:style-name="fr1" draw:name="Cadre1" text:anchor-type="paragraph" svg:x="3.829cm" svg:y="0.37cm" svg:width="9.315cm" draw:z-index="0"><draw:text-box fo:min-height="4.625cm"><text:p text:style-name="Frame_20_contents"><draw:rect text:anchor-type="paragraph" draw:z-index="2" draw:style-name="gr2" draw:text-style-name="P31" svg:width="2.885cm" svg:height="3.731cm" svg:x="2.732cm" svg:y="0.423cm"><text:p text:style-name="P31">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9"/>
      <text:p text:style-name="P9"/>
      <text:p text:style-name="P9"/>
      <text:p text:style-name="P9"/>
      <text:p text:style-name="P9"/>
      <text:p text:style-name="P9"/>
      <text:h text:style-name="Heading_20_1" text:outline-level="1">The market rules</text:h>
      <text:p text:style-name="Text_20_body">An order is expressed by the owner as:</text:p>
      <text:p text:style-name="P10">I want to provide a value in exchange of an other value</text:p>
      <text:p text:style-name="P12">By value, we mean a couple (quality,quantity) where quality is a name and quantity is an integer.</text:p>
      <text:p text:style-name="P11">The quantity of the value provided is owned by the author of the order, and the quantity of the value required is the minimum expected in exchange. The quality provided must be different from the quality required. </text:p>
      <text:p text:style-name="P11">Two orders are related when the quality provided by the first equals the one required by the other. <text:s/>When related orders define a single cycle, these orders are matched, producing an agreement <text:s/>in a single transaction recorded as a set of movements. Such cycles can contain more than two orders.</text:p>
      <text:p text:style-name="P11">Exchange agreements are formed when for each order the ratio (quantity provided/quantity required) produced by the agreement is smaller or equal to that defined by the order. Even if the quantity provided or required by the agreement is not that of the order, this limit ratio insure that <text:s/>with respect to the quantity provided the minimum required quantity required is received.</text:p>
      <text:p text:style-name="P11">When several exchange comply with this constraint, the best (minimum ratio quantity provided/quantity required) is chosen for the final agreement.</text:p>
      <text:p text:style-name="Text_20_body">Due to the number of possible combinations, two limits have been set:</text:p>
      <text:list xml:id="list138489585" text:style-name="L1">
        <text:list-item>
          <text:p text:style-name="P18">the maximum number of partners of an agreement is MAXCYCLE (&lt;8).</text:p>
        </text:list-item>
        <text:list-item>
          <text:p text:style-name="P19">the number of agreements on which the competition is performed is limited to MAXORDERFETCH (by default 10 000). </text:p>
        </text:list-item>
      </text:list>
      <text:p text:style-name="P11">Among all possible agreements defined by the first limit, the second limit explores agreements having the smallest number of partners.</text:p>
      <text:p text:style-name="P11">Even with these limits, openBarter remains far more efficient than what could be done by hand without any computational assistance. </text:p>
      <text:p text:style-name="P11"><text:soft-page-break/></text:p>
      <text:h text:style-name="Heading_20_1" text:outline-level="1"><text:bookmark-start text:name="__RefNumPara__1194_1299730079"/>The model<text:bookmark-end text:name="__RefNumPara__1194_1299730079"/></text:h>
      <text:p text:style-name="P11"><text:span text:style-name="Strong_20_Emphasis"><text:span text:style-name="T8">Let </text:span></text:span><text:span text:style-name="Strong_20_Emphasis">ω</text:span><text:span text:style-name="Strong_20_Emphasis"><text:span text:style-name="T8"> be the a ratio (</text:span></text:span>quantity provided/quantity required) <text:span text:style-name="Strong_20_Emphasis"><text:span text:style-name="T8">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8"><text:s/></text:span></text:span></text:p>
      <text:p text:style-name="P11"><text:span text:style-name="Strong_20_Emphasis"><text:span text:style-name="T8">For a cycle of orders, let be <text:s/></text:span></text:span><text:span text:style-name="variable_5f_math"><text:span text:style-name="T9">Ω</text:span></text:span><text:span text:style-name="Strong_20_Emphasis"><text:span text:style-name="T5"> </text:span></text:span><text:span text:style-name="Strong_20_Emphasis"><text:span text:style-name="T8">the product of their </text:span></text:span><text:span text:style-name="Strong_20_Emphasis">ω</text:span><text:span text:style-name="Strong_20_Emphasis"><text:span text:style-name="T8">. This product is non dimensional. </text:span></text:span></text:p>
      <text:p text:style-name="P11"><text:span text:style-name="Strong_20_Emphasis"><text:span text:style-name="T8">When </text:span></text:span><text:span text:style-name="variable_5f_math"><text:span text:style-name="T9">Ω</text:span></text:span><text:span text:style-name="Strong_20_Emphasis"><text:span text:style-name="T8"> equals to </text:span></text:span><text:span text:style-name="variable_5f_math"><text:span text:style-name="T9">1</text:span></text:span><text:span text:style-name="Strong_20_Emphasis"><text:span text:style-name="T8">, an agreement can be formed where each partner provides some value to an other. </text:span></text:span></text:p>
      <text:p text:style-name="P11"><text:span text:style-name="Strong_20_Emphasis"><text:span text:style-name="T8">When </text:span></text:span><text:span text:style-name="variable_5f_math"><text:span text:style-name="T9">Ω</text:span></text:span><text:span text:style-name="variable_5f_math"><text:span text:style-name="T10">≠</text:span></text:span><text:span text:style-name="variable_5f_math"><text:span text:style-name="T9">1</text:span></text:span><text:span text:style-name="Strong_20_Emphasis"><text:span text:style-name="T8">, </text:span></text:span><text:span text:style-name="variable_5f_math"><text:span text:style-name="T2">ω</text:span></text:span><text:span text:style-name="Strong_20_Emphasis"><text:span text:style-name="T8"> are divided by the geometric mean of </text:span></text:span><text:span text:style-name="variable_5f_math"><text:span text:style-name="T2">ω</text:span></text:span><text:span text:style-name="variable_5f_math"><text:span text:style-name="T9"> </text:span></text:span><text:span text:style-name="Strong_20_Emphasis"><text:span text:style-name="T8">of the cycle. This division converts </text:span></text:span><text:span text:style-name="variable_5f_math"><text:span text:style-name="T2">ω</text:span></text:span><text:span text:style-name="Strong_20_Emphasis"><text:span text:style-name="T8"> to </text:span></text:span><text:span text:style-name="variable_5f_math"><text:span text:style-name="T2">ω' </text:span></text:span><text:span text:style-name="Strong_20_Emphasis"><text:span text:style-name="T8">in such a way that the product of </text:span></text:span><text:span text:style-name="variable_5f_math"><text:span text:style-name="T2">ω'</text:span></text:span><text:span text:style-name="Strong_20_Emphasis"><text:span text:style-name="T8"> equals to </text:span></text:span><text:span text:style-name="variable_5f_math"><text:span text:style-name="T9">1</text:span></text:span><text:span text:style-name="Strong_20_Emphasis"><text:span text:style-name="T8"> . This adjustment is a bartering. It is fair when all partners are distinct. When it is not the case</text:span></text:span><text:span text:style-name="Strong_20_Emphasis"><text:span text:style-name="T1">, the fairness is maintained by sharing</text:span></text:span><text:span text:style-name="Strong_20_Emphasis"><text:span text:style-name="T5"> it first between partners, then for each partner between it's orders. </text:span></text:span></text:p>
      <text:p text:style-name="P11"><text:span text:style-name="T9">To satisfy the minimum quantity required by the order, we must have </text:span><text:span text:style-name="Strong_20_Emphasis"><text:span text:style-name="T8"><text:s/></text:span></text:span><text:span text:style-name="variable_5f_math"><text:span text:style-name="T2">ω</text:span></text:span><text:span text:style-name="Strong_20_Emphasis"><text:span text:style-name="T1">&gt;</text:span></text:span><text:span text:style-name="variable_5f_math"><text:span text:style-name="T9">ω'</text:span></text:span><text:span text:style-name="T2">, that is</text:span><text:span text:style-name="T8"> <text:s/></text:span><text:span text:style-name="variable_5f_math"><text:span text:style-name="T9">Ω</text:span></text:span><text:span text:style-name="variable_5f_math"><text:span text:style-name="T10">&gt;</text:span></text:span><text:span text:style-name="variable_5f_math"><text:span text:style-name="T9">1</text:span></text:span><text:span text:style-name="T9">. Otherwise, the cycle is ignored.</text:span></text:p>
      <text:p text:style-name="P11"><text:span text:style-name="T9">When an order forms several cycles, a competition is performed between them by choosing the one having the maximum </text:span><text:span text:style-name="variable_5f_math"><text:span text:style-name="T9">Ω</text:span></text:span><text:span text:style-name="Strong_20_Emphasis"><text:span text:style-name="T8">. This rule applied to cycles formed by two orders is equivalent to the best price rule of a regular market.</text:span></text:span></text:p>
      <text:p text:style-name="P8"/>
      <text:p text:style-name="P2"/>
      <text:h text:style-name="P30"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318667353" text:style-name="L2">
        <text:list-item>
          <text:p text:style-name="P20">make a quote, </text:p>
        </text:list-item>
        <text:list-item>
          <text:p text:style-name="P20">make an order. </text:p>
          <text:p text:style-name="P28">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9">Ω</text:span></text:span><text:span text:style-name="variable_5f_math"><text:span text:style-name="T3">≥</text:span></text:span><text:span text:style-name="variable_5f_math"><text:span text:style-name="T9">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5"><draw:g text:anchor-type="paragraph" draw:z-index="6" draw:style-name="gr5"><draw:custom-shape draw:style-name="gr6" svg:width="3.176cm" svg:height="1.138cm" svg:x="1.35cm" svg:y="3.258cm"><text:p text:style-name="P31">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1">OPENED</text:p><draw:enhanced-geometry svg:viewBox="0 0 21600 21600" draw:glue-points="10800 0 0 10800 10800 21600 21600 10800" draw:type="flowchart-process" draw:enhanced-path="M 0 0 L 21600 0 21600 21600 0 21600 0 0 Z N"/></draw:custom-shape><draw:line draw:style-name="gr7" draw:text-style-name="P31" svg:x1="2.965cm" svg:y1="4.396cm" svg:x2="2.965cm" svg:y2="5.216cm"><text:p/></draw:line><draw:custom-shape draw:style-name="gr6" svg:width="3.176cm" svg:height="1.138cm" svg:x="1.376cm" svg:y="7.174cm"><text:p text:style-name="P31">STOPPING</text:p><draw:enhanced-geometry svg:viewBox="0 0 21600 21600" draw:glue-points="10800 0 0 10800 10800 21600 21600 10800" draw:type="flowchart-process" draw:enhanced-path="M 0 0 L 21600 0 21600 21600 0 21600 0 0 Z N"/></draw:custom-shape><draw:line draw:style-name="gr7" draw:text-style-name="P31" svg:x1="2.965cm" svg:y1="6.354cm" svg:x2="2.965cm" svg:y2="7.174cm"><text:p/></draw:line><draw:custom-shape draw:style-name="gr6" svg:width="3.176cm" svg:height="1.138cm" svg:x="1.376cm" svg:y="9.132cm"><text:p text:style-name="P31">CLOSED</text:p><draw:enhanced-geometry svg:viewBox="0 0 21600 21600" draw:glue-points="10800 0 0 10800 10800 21600 21600 10800" draw:type="flowchart-process" draw:enhanced-path="M 0 0 L 21600 0 21600 21600 0 21600 0 0 Z N"/></draw:custom-shape><draw:line draw:style-name="gr7" draw:text-style-name="P31" svg:x1="2.99cm" svg:y1="2.438cm" svg:x2="2.99cm" svg:y2="3.258cm"><text:p/></draw:line><draw:line draw:style-name="gr7" draw:text-style-name="P31" svg:x1="2.99cm" svg:y1="8.315cm" svg:x2="2.99cm" svg:y2="9.135cm"><text:p/></draw:line><draw:line draw:style-name="gr8" draw:text-style-name="P31" svg:x1="2.99cm" svg:y1="10.271cm" svg:x2="2.99cm" svg:y2="10.8cm"><text:p/></draw:line><draw:line draw:style-name="gr8" draw:text-style-name="P31" svg:x1="2.99cm" svg:y1="10.799cm" svg:x2="0.741cm" svg:y2="10.799cm"><text:p/></draw:line><draw:line draw:style-name="gr8" draw:text-style-name="P31" svg:x1="0.741cm" svg:y1="10.799cm" svg:x2="0.741cm" svg:y2="2.438cm"><text:p/></draw:line><draw:line draw:style-name="gr8" draw:text-style-name="P31" svg:x1="0.741cm" svg:y1="2.438cm" svg:x2="2.99cm" svg:y2="2.438cm"><text:p/></draw:line></draw:g><draw:frame text:anchor-type="paragraph" draw:z-index="7" draw:style-name="gr9" draw:text-style-name="P31" svg:width="6.906cm" svg:height="0.976cm" svg:x="1.799cm" svg:y="10.269cm"><draw:text-box><text:p text:style-name="P31">Market session : n-&gt;n+1</text:p><text:p text:style-name="P31">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1">ADMIN TASKS</text:p></draw:text-box></draw:frame><draw:frame text:anchor-type="paragraph" draw:z-index="13" draw:style-name="gr11" svg:width="3.44cm" svg:height="0.772cm" svg:x="6.72cm" svg:y="0.635cm"><draw:text-box><text:p text:style-name="P31">SERVICE</text:p></draw:text-box></draw:frame><draw:frame text:anchor-type="paragraph" draw:z-index="14" draw:style-name="gr11" svg:width="3.44cm" svg:height="0.772cm" svg:x="1.164cm" svg:y="0.714cm"><draw:text-box><text:p text:style-name="P31">MARKET PHASE</text:p></draw:text-box></draw:frame><draw:line text:anchor-type="paragraph" draw:z-index="15" draw:style-name="gr12" draw:text-style-name="P31"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ext:soft-page-break/>the OPENED phase. They can remove movements and orders only during OPENED and 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5">Table <text:s text:c="2"/></text:p>
          </table:table-cell>
          <table:table-cell table:style-name="Tableau9.B1" office:value-type="string">
            <text:p text:style-name="P15"><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4">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4"/>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458453403" text:style-name="L3">
        <text:list-item>
          <text:p text:style-name="P21">The quality provided by an order must belong to the client that insert it.</text:p>
        </text:list-item>
        <text:list-item>
          <text:p text:style-name="P21">A client can only remove movements whose quality belongs to him.</text:p>
        </text:list-item>
      </text:list>
      <text:p text:style-name="P1"><text:soft-page-break/>A value belongs to an owner while a quality belongs to a client when CHECK_QUALITY_OWNERSHIP is set.</text:p>
      <text:p text:style-name="P1">A quality is inserted into <text:span text:style-name="Citation">tquality</text:span> the first time an order use it in a market session.</text:p>
      <text:h text:style-name="Heading_20_4" text:outline-level="4">Movement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Order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8</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oft-page-break/><text:s/>Order rejection</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15">→</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5">Function and views</text:p>
          </table:table-cell>
          <table:table-cell table:style-name="Tableau8.B1" office:value-type="string">
            <text:p text:style-name="P15">action</text:p>
          </table:table-cell>
          <table:table-cell table:style-name="Tableau8.B1" office:value-type="string">
            <text:p text:style-name="P15">Market phase</text:p>
          </table:table-cell>
          <table:table-cell table:style-name="Tableau8.D1" office:value-type="string">
            <text:p text:style-name="P15">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ext:soft-page-break/>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29"/>
      <text:p text:style-name="P6">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6">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finsertorder </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179487613" text:style-name="L4">
        <text:list-item>
          <text:p text:style-name="P22"><text:span text:style-name="variable_5f_math">_qttprovided</text:span> &gt; 0</text:p>
        </text:list-item>
        <text:list-item>
          <text:p text:style-name="P22"><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quote</text:span> representing details of agreements produced (see §<text:bookmark-ref text:reference-format="chapter" text:ref-name="__RefNumPara__1378_1906562030">3.1.4.5</text:bookmark-ref> ). 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1175093339" text:style-name="L5">
        <text:list-item>
          <text:p text:style-name="P23"><text:span text:style-name="variable_5f_math">_quantityprovided</text:span> &gt;0, </text:p>
        </text:list-item>
        <text:list-item>
          <text:p text:style-name="P26">_quantityrequired <text:span text:style-name="T12">&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4"/>
      <text:h text:style-name="Heading_20_3" text:outline-level="3"><text:soft-page-break/>fexecquote </text:h>
      <text:p text:style-name="code-imformatique">SELECT fexecquote(_owner text,_id int); </text:p>
      <text:p text:style-name="P1">conditions :</text:p>
      <text:list xml:id="list341894816" text:continue-numbering="true" text:style-name="L5">
        <text:list-item>
          <text:p text:style-name="P23"><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quote </text:span>.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416935611" text:continue-numbering="true" text:style-name="L5">
        <text:list-item>
          <text:p text:style-name="P23"><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4">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4">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text:soft-page-break/>fremoveorder </text:h>
      <text:p text:style-name="code-imformatique">SELECT fremoveorder(_uuid text) </text:p>
      <text:p text:style-name="P1"/>
      <text:p text:style-name="P1">conditions:</text:p>
      <text:list xml:id="list157439556" text:style-name="L6">
        <text:list-item>
          <text:p text:style-name="P24">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151202738" text:style-name="L7">
        <text:list-item>
          <text:p text:style-name="P25">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7">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soft-page-break/>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4">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4"/>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ext:soft-page-break/>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text:soft-page-break/>&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8-05T20:23:46</dc:date>
    <dc:creator>Olivier Chaussavoine</dc:creator>
    <meta:editing-duration>P4DT2H43M31S</meta:editing-duration>
    <meta:editing-cycles>103</meta:editing-cycles>
    <meta:generator>LibreOffice/3.5$Linux_x86 LibreOffice_project/350m1$Build-2</meta:generator>
    <meta:document-statistic meta:table-count="8" meta:image-count="0" meta:object-count="0" meta:page-count="14" meta:paragraph-count="451" meta:word-count="3263" meta:character-count="19943" meta:non-whitespace-character-count="17231"/>
  </office:meta>
</office:document-meta>
</file>